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-vt-100" table:style-name="ta1">
        <table:shapes>
          <draw:frame draw:z-index="0" draw:style-name="gr1" draw:text-style-name="P1" svg:width="7.2949in" svg:height="3.5429in" svg:x="0.0394in" svg:y="3.0618in">
            <draw:object draw:notify-on-update-of-ranges="'w-vt-100'.A15:'w-vt-100'.A15 'w-vt-100'.B15:'w-vt-100'.H15 'w-vt-100'.A16:'w-vt-100'.A16 'w-vt-100'.B16:'w-vt-100'.H16 'w-vt-100'.A17:'w-vt-100'.A17 'w-vt-100'.B17:'w-vt-100'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9386" calcext:value-type="float">
            <text:p>20.19386</text:p>
          </table:table-cell>
          <table:table-cell office:value-type="float" office:value="2.64" calcext:value-type="float">
            <text:p>2.64</text:p>
          </table:table-cell>
          <table:table-cell office:value-type="float" office:value="4.22" calcext:value-type="float">
            <text:p>4.2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99" calcext:value-type="float">
            <text:p>0.99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8571" calcext:value-type="float">
            <text:p>20.18571</text:p>
          </table:table-cell>
          <table:table-cell office:value-type="float" office:value="3.49" calcext:value-type="float">
            <text:p>3.49</text:p>
          </table:table-cell>
          <table:table-cell office:value-type="float" office:value="9.23" calcext:value-type="float">
            <text:p>9.2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40.29821" calcext:value-type="float">
            <text:p>40.29821</text:p>
          </table:table-cell>
          <table:table-cell office:value-type="float" office:value="6.12" calcext:value-type="float">
            <text:p>6.12</text:p>
          </table:table-cell>
          <table:table-cell office:value-type="float" office:value="13.42" calcext:value-type="float">
            <text:p>13.42</text:p>
          </table:table-cell>
          <table:table-cell office:value-type="float" office:value="155.5" calcext:value-type="float">
            <text:p>155.5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WEBFLUX COM V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virtual threads</text:p>
          </table:table-cell>
          <table:table-cell office:value-type="float" office:value="20.15316" calcext:value-type="float">
            <text:p>20.15316</text:p>
          </table:table-cell>
          <table:table-cell office:value-type="float" office:value="40.11231" calcext:value-type="float">
            <text:p>40.11231</text:p>
          </table:table-cell>
          <table:table-cell office:value-type="float" office:value="100.12014" calcext:value-type="float">
            <text:p>100.12014</text:p>
          </table:table-cell>
          <table:table-cell office:value-type="float" office:value="199.92003" calcext:value-type="float">
            <text:p>199.92003</text:p>
          </table:table-cell>
          <table:table-cell office:value-type="float" office:value="291.12082" calcext:value-type="float">
            <text:p>291.12082</text:p>
          </table:table-cell>
          <table:table-cell office:value-type="float" office:value="283.38647" calcext:value-type="float">
            <text:p>283.38647</text:p>
          </table:table-cell>
          <table:table-cell office:value-type="float" office:value="264.44533" calcext:value-type="float">
            <text:p>264.44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 virtual threads</text:p>
          </table:table-cell>
          <table:table-cell office:value-type="float" office:value="20.18571" calcext:value-type="float">
            <text:p>20.18571</text:p>
          </table:table-cell>
          <table:table-cell office:value-type="float" office:value="40.12841" calcext:value-type="float">
            <text:p>40.12841</text:p>
          </table:table-cell>
          <table:table-cell office:value-type="float" office:value="99.94004" calcext:value-type="float">
            <text:p>99.94004</text:p>
          </table:table-cell>
          <table:table-cell office:value-type="float" office:value="199.8002" calcext:value-type="float">
            <text:p>199.8002</text:p>
          </table:table-cell>
          <table:table-cell office:value-type="float" office:value="287.64562" calcext:value-type="float">
            <text:p>287.64562</text:p>
          </table:table-cell>
          <table:table-cell office:value-type="float" office:value="263.3138" calcext:value-type="float">
            <text:p>263.3138</text:p>
          </table:table-cell>
          <table:table-cell office:value-type="float" office:value="248.08766" calcext:value-type="float">
            <text:p>248.087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0T23:16:15.853404813</dc:date>
    <meta:editing-duration>PT7M5S</meta:editing-duration>
    <meta:editing-cycles>3</meta:editing-cycles>
    <meta:generator>LibreOffice/6.4.7.2$Linux_X86_64 LibreOffice_project/40$Build-2</meta:generator>
    <meta:document-statistic meta:table-count="1" meta:cell-count="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3cm" svg:height="9cm" xlink:href=".." xlink:type="simple" chart:class="chart:bar" chart:style-name="ch1">
        <chart:title svg:x="4.459cm" svg:y="0.316cm" chart:style-name="ch2">
          <text:p>Comparação webflux com e sem virtual threads</text:p>
        </chart:title>
        <chart:legend chart:legend-position="end" svg:x="14.838cm" svg:y="3.952cm" style:legend-expansion="high" chart:style-name="ch3"/>
        <chart:plot-area chart:style-name="ch4" table:cell-range-address="'w-vt-100'.A15:'w-vt-100'.H17" chart:data-source-has-labels="both" svg:x="1.381cm" svg:y="1.275cm" svg:width="13.087cm" svg:height="6.564cm">
          <chartooo:coordinate-region svg:x="2.188cm" svg:y="1.474cm" svg:width="12.28cm" svg:height="5.718cm"/>
          <chart:axis chart:dimension="x" chart:name="primary-x" chart:style-name="ch5" chartooo:axis-type="auto">
            <chartooo:date-scale/>
            <chart:title svg:x="7.245cm" svg:y="8.019cm" chart:style-name="ch6">
              <text:p>usuários</text:p>
            </chart:title>
            <chart:categories table:cell-range-address="'w-vt-100'.B15:'w-vt-100'.H15"/>
          </chart:axis>
          <chart:axis chart:dimension="y" chart:name="primary-y" chart:style-name="ch7">
            <chart:title svg:x="0.451cm" svg:y="5.395cm" chart:style-name="ch8">
              <text:p>throughput</text:p>
            </chart:title>
            <chart:grid chart:style-name="ch9" chart:class="major"/>
          </chart:axis>
          <chart:series chart:style-name="ch10" chart:values-cell-range-address="'w-vt-100'.B16:'w-vt-100'.H16" chart:label-cell-address="'w-vt-100'.A16:'w-vt-100'.A16" chart:class="chart:bar">
            <chart:data-point chart:repeated="7"/>
          </chart:series>
          <chart:series chart:style-name="ch11" chart:values-cell-range-address="'w-vt-100'.B17:'w-vt-100'.H17" chart:label-cell-address="'w-vt-100'.A17:'w-vt-100'.A1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w-vt-100'.B15:'w-vt-100'.H15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sem virtual threads</text:p>
                <draw:g>
                  <svg:desc>'w-vt-100'.A16:'w-vt-100'.A16</svg:desc>
                </draw:g>
              </table:table-cell>
              <table:table-cell office:value-type="float" office:value="20.15316">
                <text:p>20.15316</text:p>
                <draw:g>
                  <svg:desc>'w-vt-100'.B16:'w-vt-100'.H16</svg:desc>
                </draw:g>
              </table:table-cell>
              <table:table-cell office:value-type="float" office:value="40.11231">
                <text:p>40.11231</text:p>
              </table:table-cell>
              <table:table-cell office:value-type="float" office:value="100.12014">
                <text:p>100.12014</text:p>
              </table:table-cell>
              <table:table-cell office:value-type="float" office:value="199.92003">
                <text:p>199.92003</text:p>
              </table:table-cell>
              <table:table-cell office:value-type="float" office:value="291.12082">
                <text:p>291.12082</text:p>
              </table:table-cell>
              <table:table-cell office:value-type="float" office:value="283.38647">
                <text:p>283.38647</text:p>
              </table:table-cell>
              <table:table-cell office:value-type="float" office:value="264.44533">
                <text:p>264.44533</text:p>
              </table:table-cell>
            </table:table-row>
            <table:table-row>
              <table:table-cell office:value-type="string">
                <text:p>com virtual threads</text:p>
                <draw:g>
                  <svg:desc>'w-vt-100'.A17:'w-vt-100'.A17</svg:desc>
                </draw:g>
              </table:table-cell>
              <table:table-cell office:value-type="float" office:value="20.18571">
                <text:p>20.18571</text:p>
                <draw:g>
                  <svg:desc>'w-vt-100'.B17:'w-vt-100'.H17</svg:desc>
                </draw:g>
              </table:table-cell>
              <table:table-cell office:value-type="float" office:value="40.12841">
                <text:p>40.12841</text:p>
              </table:table-cell>
              <table:table-cell office:value-type="float" office:value="99.94004">
                <text:p>99.94004</text:p>
              </table:table-cell>
              <table:table-cell office:value-type="float" office:value="199.8002">
                <text:p>199.8002</text:p>
              </table:table-cell>
              <table:table-cell office:value-type="float" office:value="287.64562">
                <text:p>287.64562</text:p>
              </table:table-cell>
              <table:table-cell office:value-type="float" office:value="263.3138">
                <text:p>263.3138</text:p>
              </table:table-cell>
              <table:table-cell office:value-type="float" office:value="248.08766">
                <text:p>248.08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